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0299in"/>
    </style:style>
    <style:style style:name="Table1.D" style:family="table-column">
      <style:table-column-properties style:column-width="1.7201in"/>
    </style:style>
    <style:style style:name="Table1.E" style:family="table-column">
      <style:table-column-properties style:column-width="1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82ef" officeooo:paragraph-rsid="001282ef"/>
    </style:style>
    <style:style style:name="P2" style:family="paragraph" style:parent-style-name="Standard">
      <style:paragraph-properties fo:line-height="200%" fo:text-align="start" style:justify-single-word="false"/>
      <style:text-properties officeooo:rsid="001282ef" officeooo:paragraph-rsid="001282ef"/>
    </style:style>
    <style:style style:name="P3" style:family="paragraph" style:parent-style-name="Standard">
      <style:paragraph-properties fo:line-height="200%"/>
      <style:text-properties officeooo:rsid="001282ef" officeooo:paragraph-rsid="001282ef"/>
    </style:style>
    <style:style style:name="P4" style:family="paragraph" style:parent-style-name="Standard">
      <style:text-properties officeooo:rsid="00155129" officeooo:paragraph-rsid="001282ef"/>
    </style:style>
    <style:style style:name="P5" style:family="paragraph" style:parent-style-name="Standard">
      <style:paragraph-properties fo:line-height="200%"/>
      <style:text-properties style:text-underline-style="solid" style:text-underline-width="auto" style:text-underline-color="font-color" officeooo:rsid="00190bdd" officeooo:paragraph-rsid="00190bdd"/>
    </style:style>
    <style:style style:name="P6" style:family="paragraph" style:parent-style-name="Standard">
      <style:paragraph-properties fo:line-height="200%"/>
      <style:text-properties style:text-underline-style="solid" style:text-underline-width="auto" style:text-underline-color="font-color" officeooo:rsid="001d1052" officeooo:paragraph-rsid="001d1052"/>
    </style:style>
    <style:style style:name="P7" style:family="paragraph" style:parent-style-name="Standard">
      <style:paragraph-properties fo:line-height="200%" fo:text-align="center" style:justify-single-word="false"/>
      <style:text-properties officeooo:rsid="00178d58" officeooo:paragraph-rsid="001282ef"/>
    </style:style>
    <style:style style:name="P8" style:family="paragraph" style:parent-style-name="Table_20_Contents">
      <style:text-properties officeooo:rsid="001282ef" officeooo:paragraph-rsid="001282ef"/>
    </style:style>
    <style:style style:name="P9" style:family="paragraph" style:parent-style-name="Table_20_Contents">
      <style:text-properties officeooo:rsid="00146536" officeooo:paragraph-rsid="00146536"/>
    </style:style>
    <style:style style:name="P10" style:family="paragraph" style:parent-style-name="Table_20_Contents">
      <style:text-properties officeooo:rsid="00146536" officeooo:paragraph-rsid="001faf3c"/>
    </style:style>
    <style:style style:name="P11" style:family="paragraph" style:parent-style-name="Table_20_Contents">
      <style:text-properties officeooo:rsid="00155129" officeooo:paragraph-rsid="00155129"/>
    </style:style>
    <style:style style:name="P12" style:family="paragraph" style:parent-style-name="Table_20_Contents">
      <style:text-properties officeooo:rsid="00155129" officeooo:paragraph-rsid="00146536"/>
    </style:style>
    <style:style style:name="P13" style:family="paragraph" style:parent-style-name="Table_20_Contents">
      <style:text-properties officeooo:rsid="00190bdd" officeooo:paragraph-rsid="00190bdd"/>
    </style:style>
    <style:style style:name="P14" style:family="paragraph" style:parent-style-name="Table_20_Contents">
      <style:text-properties officeooo:rsid="001faf3c" officeooo:paragraph-rsid="001faf3c"/>
    </style:style>
    <style:style style:name="P15" style:family="paragraph" style:parent-style-name="Table_20_Contents">
      <style:text-properties officeooo:rsid="0025affb"/>
    </style:style>
    <style:style style:name="P16" style:family="paragraph" style:parent-style-name="Table_20_Contents">
      <style:text-properties officeooo:rsid="0025affb" officeooo:paragraph-rsid="0025affb"/>
    </style:style>
    <style:style style:name="P17" style:family="paragraph" style:parent-style-name="Table_20_Contents">
      <style:text-properties officeooo:rsid="0025affb" officeooo:paragraph-rsid="001faf3c"/>
    </style:style>
    <style:style style:name="P18" style:family="paragraph" style:parent-style-name="Table_20_Contents">
      <style:text-properties officeooo:rsid="0026f600" officeooo:paragraph-rsid="0026f600"/>
    </style:style>
    <style:style style:name="P19" style:family="paragraph" style:parent-style-name="Table_20_Contents">
      <style:text-properties officeooo:rsid="002c33b5" officeooo:paragraph-rsid="002c33b5"/>
    </style:style>
    <style:style style:name="P20" style:family="paragraph" style:parent-style-name="Standard" style:list-style-name="L1">
      <style:paragraph-properties fo:line-height="200%"/>
      <style:text-properties style:text-underline-style="none" officeooo:rsid="001faf3c" officeooo:paragraph-rsid="001faf3c"/>
    </style:style>
    <style:style style:name="P21" style:family="paragraph" style:parent-style-name="Standard" style:list-style-name="L1">
      <style:paragraph-properties fo:line-height="200%"/>
      <style:text-properties style:text-underline-style="none" officeooo:rsid="001d1052" officeooo:paragraph-rsid="001d1052"/>
    </style:style>
    <style:style style:name="P22" style:family="paragraph" style:parent-style-name="Table_20_Contents">
      <style:text-properties officeooo:rsid="00155129" officeooo:paragraph-rsid="00146536"/>
    </style:style>
    <style:style style:name="T1" style:family="text">
      <style:text-properties officeooo:rsid="00155129"/>
    </style:style>
    <style:style style:name="T2" style:family="text">
      <style:text-properties officeooo:rsid="00178d58"/>
    </style:style>
    <style:style style:name="T3" style:family="text">
      <style:text-properties officeooo:rsid="00190bdd"/>
    </style:style>
    <style:style style:name="T4" style:family="text">
      <style:text-properties style:text-underline-style="none"/>
    </style:style>
    <style:style style:name="T5" style:family="text">
      <style:text-properties officeooo:rsid="001faf3c"/>
    </style:style>
    <style:style style:name="T6" style:family="text">
      <style:text-properties officeooo:rsid="00217bec"/>
    </style:style>
    <style:style style:name="T7" style:family="text">
      <style:text-properties officeooo:rsid="00244c9b"/>
    </style:style>
    <style:style style:name="T8" style:family="text">
      <style:text-properties officeooo:rsid="002aa0cc"/>
    </style:style>
    <style:style style:name="T9" style:family="text">
      <style:text-properties officeooo:rsid="002c33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Tentative</text:span> Schedule</text:p>
      <text:p text:style-name="P2"><text:span text:style-name="T3">Names: Ahmed Alkhattat, Cyrille Lingai</text:span> <text:span text:style-name="T3">&amp; </text:span>Jonathan Grant<text:tab/><text:tab/><text:tab/><text:span text:style-name="T3">Project #5</text:span></text:p>
      <text:p text:style-name="P3"><text:span text:style-name="T3">Date Submitted </text:span>1<text:span text:style-name="T7">1</text:span>/<text:span text:style-name="T7">12</text:span>/<text:span text:style-name="T3">20</text:span>19<text:tab/><text:tab/><text:tab/><text:tab/><text:tab/><text:span text:style-name="T8">Tentative Schedule</text:span></text:p>
      <text:p text:style-name="P5">Project Schedule</text:p>
      <text:p text:style-name="P3">Assigned <text:span text:style-name="T2">Date </text:span>1<text:span text:style-name="T9">1</text:span>/<text:span text:style-name="T9">12</text:span>/19<text:tab/><text:tab/><text:tab/><text:tab/><text:tab/>Due <text:span text:style-name="T2">Date</text:span> <text:span text:style-name="T9">12</text:span>/<text:span text:style-name="T9">03</text:span>/<text:span text:style-name="T3">20</text:span>19</text:p>
      <text:p text:style-name="P1">Interim <text:span text:style-name="T3">Due</text:span> Dates<text:tab/><text:span text:style-name="T1">11/14/2019</text:span><text:tab/><text:tab/><text:tab/><text:tab/>Planned <text:span text:style-name="T3">Completion Date</text:span> <text:span text:style-name="T9">12</text:span>/<text:span text:style-name="T9">03</text:span>/<text:span text:style-name="T3">20</text:span>19</text:p>
      <text:p text:style-name="P1"><text:tab/><text:tab/><text:tab/><text:span text:style-name="T6">11/19/2019</text:span></text:p>
      <text:p text:style-name="P1"><text:tab/><text:tab/><text:tab/><text:span text:style-name="T9">11/23/2019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Task</text:p>
          </table:table-cell>
          <table:table-cell table:style-name="Table1.A1" office:value-type="string">
            <text:p text:style-name="P8">Estimate Time (h)</text:p>
          </table:table-cell>
          <table:table-cell table:style-name="Table1.A1" office:value-type="string">
            <text:p text:style-name="P8">Planned Date</text:p>
          </table:table-cell>
          <table:table-cell table:style-name="Table1.A1" office:value-type="string">
            <text:p text:style-name="P8">Actual Time (h)</text:p>
          </table:table-cell>
          <table:table-cell table:style-name="Table1.E1" office:value-type="string">
            <text:p text:style-name="P8">Actual Date</text:p>
          </table:table-cell>
        </table:table-row>
        <table:table-row>
          <table:table-cell table:style-name="Table1.A2" office:value-type="string">
            <text:p text:style-name="P8">Create Schedule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8">1<text:span text:style-name="T9">1</text:span>/<text:span text:style-name="T9">14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8">Read <text:span text:style-name="T3">&amp; Understand Specs</text:span>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8">1<text:span text:style-name="T5">1</text:span>/<text:span text:style-name="T9">14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9">Design Project Structure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9">1<text:span text:style-name="T5">1</text:span>/<text:span text:style-name="T9">14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Code Skeleto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text:span text:style-name="T5">1</text:span>/<text:span text:style-name="T9">14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Draft Pseudocode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11/<text:span text:style-name="T9">19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Write Full Code</text:p>
          </table:table-cell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9">1<text:span text:style-name="T5">1</text:span>/<text:span text:style-name="T9">23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<text:span text:style-name="T1">+</text:span> Main <text:span text:style-name="T2">Class</text:span></text:p>
          </table:table-cell>
          <table:table-cell table:style-name="Table1.A2" office:value-type="string">
            <text:p text:style-name="P12">+2</text:p>
          </table:table-cell>
          <table:table-cell table:style-name="Table1.A2" office:value-type="string">
            <text:p text:style-name="P10">1<text:span text:style-name="T5">1</text:span>/<text:span text:style-name="T9">23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++ shell Method</text:p>
          </table:table-cell>
          <table:table-cell table:style-name="Table1.A2" office:value-type="string">
            <text:p text:style-name="P12">+<text:span text:style-name="T5">2</text:span></text:p>
          </table:table-cell>
          <table:table-cell table:style-name="Table1.A2" office:value-type="string">
            <text:p text:style-name="P10">1<text:span text:style-name="T5">1</text:span>/<text:span text:style-name="T9">23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>+<text:span text:style-name="T9">+ merge Method</text:span></text:p>
          </table:table-cell>
          <table:table-cell table:style-name="Table1.A2" office:value-type="string">
            <text:p text:style-name="P14">+<text:span text:style-name="T9">2</text:span></text:p>
          </table:table-cell>
          <table:table-cell table:style-name="Table1.A2" office:value-type="string">
            <text:p text:style-name="P10">1<text:span text:style-name="T5">1</text:span>/<text:span text:style-name="T9">23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Test/Debug Code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9">12/03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Final Testing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>1<text:span text:style-name="T9">2</text:span>/<text:span text:style-name="T9">03</text:span></text:p>
          </table:table-cell>
          <table:table-cell table:style-name="Table1.A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Total Time (h)</text:p>
          </table:table-cell>
          <table:table-cell table:style-name="Table1.A2" office:value-type="string">
            <text:p text:style-name="P14">18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Working Days</text:p>
          </table:table-cell>
          <table:table-cell table:style-name="Table1.A2" office:value-type="string">
            <text:p text:style-name="P13">~<text:span text:style-name="T5">2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/>
      <text:p text:style-name="P6">Team Members<text:tab/><text:tab/><text:span text:style-name="T4"><text:tab/></text:span>Worked on<text:tab/><text:tab/><text:tab/><text:tab/><text:tab/><text:tab/><text:tab/><text:tab/></text:p>
      <text:list xml:id="list1625826342" text:style-name="L1">
        <text:list-item>
          <text:p text:style-name="P20">Ahmed Alkhattat<text:tab/><text:tab/></text:p>
          <text:p text:style-name="P20"/>
        </text:list-item>
        <text:list-item>
          <text:p text:style-name="P20">Cyrille Lingai<text:tab/><text:tab/><text:tab/></text:p>
          <text:p text:style-name="P20"/>
        </text:list-item>
        <text:list-item>
          <text:p text:style-name="P21">Jonathan Grant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49:03.000765036</meta:creation-date>
    <dc:date>2019-11-14T12:02:15.207462406</dc:date>
    <meta:editing-duration>PT48M34S</meta:editing-duration>
    <meta:editing-cycles>16</meta:editing-cycles>
    <meta:generator>LibreOffice/6.1.6.3$Linux_X86_64 LibreOffice_project/10$Build-3</meta:generator>
    <meta:document-statistic meta:table-count="1" meta:image-count="0" meta:object-count="0" meta:page-count="1" meta:paragraph-count="54" meta:word-count="117" meta:character-count="710" meta:non-whitespace-character-count="614"/>
  </office:meta>
</office:document-meta>
</file>